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ContextMessageInterpolator.interpolate( String message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textMessageInterpolator.LocaleContextMessageInterpolator( MessageInterpolator targetInterpo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ContextMessageInterpolator.interpolate( String message , Context con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